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 text:protected="true">
        <text:p text:style-name="Standard">...and a protected section.</text:p>
        <text:p text:style-name="Standard">Xxxxxxxx</text:p>
        <text:p text:style-name="Standard">xxxxxxxx</text:p>
        <text:p text:style-name="Standard">xxxxxxxx</text:p>
      </text:section>
      <text:p text:style-name="Standard">Outside s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This is a test head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97$Build-9101</meta:generator>
    <meta:creation-date>2007-01-18T11:16:54</meta:creation-date>
    <dc:date>2007-01-18T11:17:56</dc:date>
    <dc:language>de-DE</dc:language>
    <meta:editing-cycles>2</meta:editing-cycles>
    <meta:editing-duration>PT1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4" meta:character-count="87"/>
  </office:meta>
</office:document-meta>
</file>